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2986in" table:align="left"/>
    </style:style>
    <style:style style:name="Table1.A" style:family="table-column">
      <style:table-column-properties style:column-width="1.2986in"/>
    </style:style>
    <style:style style:name="Table1.A1" style:family="table-cell">
      <style:table-cell-properties style:vertical-align="middle" fo:padding="0.0313in" fo:border="0.0139in solid #000000"/>
    </style:style>
    <style:style style:name="Table1.A2" style:family="table-cell">
      <style:table-cell-properties style:vertical-align="middle" fo:background-color="#cccccc" fo:padding="0.0313in" fo:border-left="0.0139in solid #000000" fo:border-right="0.0139in solid #000000" fo:border-top="none" fo:border-bottom="0.0139in solid #000000">
        <style:background-image/>
      </style:table-cell-properties>
    </style:style>
    <style:style style:name="P1" style:family="paragraph" style:parent-style-name="Text_20_body">
      <style:text-properties fo:font-size="14pt" fo:font-weight="bold" style:font-size-asian="14pt" style:font-weight-asian="bold" style:font-size-complex="14pt" style:font-weight-complex="bold"/>
    </style:style>
    <style:style style:name="P2" style:family="paragraph" style:parent-style-name="Text_20_body">
      <style:text-properties fo:font-size="14pt" fo:font-weight="normal" style:font-size-asian="14pt" style:font-weight-asian="normal" style:font-size-complex="14pt" style:font-weight-complex="normal"/>
    </style:style>
    <style:style style:name="P3" style:family="paragraph" style:parent-style-name="Text_20_body">
      <style:paragraph-properties fo:text-align="end" style:justify-single-word="false"/>
    </style:style>
    <style:style style:name="P4" style:family="paragraph" style:parent-style-name="Table_20_Contents">
      <style:paragraph-properties fo:text-align="center" style:justify-single-word="false" fo:background-color="#ffffff">
        <style:background-image/>
      </style:paragraph-properties>
      <style:text-properties style:font-name="Verdana" fo:font-size="10pt"/>
    </style:style>
    <style:style style:name="P5" style:family="paragraph" style:parent-style-name="Heading_20_3">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style:font-name="Arial"/>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oogle keywords:</text:span> <text:s/>ip6 rice bran cleanse</text:p>
      <text:h text:style-name="P5" text:outline-level="3" text:is-list-header="true">Instructions for use of IP6 as a dietary supplement</text:h>
      <text:p text:style-name="P2"><text:span text:style-name="T2">IP6 should not be used by growing children or pregnant women who have high iron and calcium needs. Also, IP6 should not be consumed by anemic individuals (cold hands and feet are an overt sign of anemia). Middle-aged males (age 40+) and postmenopausal females, or women who have undergone early hysterectomy, should periodically conduct an IP6 body cleanse. IP6 should be taken on an empty stomach so as not to interfere with mineral absorption from foods. Take with water only. Dosage range: 1000-2000 mg per day. A 30-day IP6 cleans should be performed by adults once a year. </text:span></text:p>
      <text:p text:style-name="P1">The IP6 Rice Bran Cleanse </text:p>
      <text:p text:style-name="Text_20_body">By Bill Sardi</text:p>
      <text:p text:style-name="Text_20_body">With advancing age the human body harbors parasites, accumulates cellular debris, fats, and metallic minerals. In the later years of life accumulated iron and calcium cause tissues in the body to rust and calcify. The liver stores iron. The gall bladder and kidneys develop calcium and irons stones. Heart valves and arteries calcify and become clogged with cholesterol. The brain, retina and heart amass lipofuscin (ly-po-fusk-in) pigments. Parasites such as H. pylori (bacteria), Candida albicans (yeast), hepatitis and herpes viruses thrive as the human body begins to store extra iron with advancing age. </text:p>
      <text:p text:style-name="Text_20_body">The question is how to reverse all of these aging and disease factors. Alternative medicine practitioners often suggest detoxification, liver cleansing, or chelation therapy to remove these elements from tissues. But such efforts are often over-promoted, poorly researched, expensive or sometimes ineffective.</text:p>
      <text:h text:style-name="Heading_20_3" text:outline-level="3" text:is-list-header="true">Simple answer</text:h>
      <text:p text:style-name="Text_20_body">There is a simple, economical and effective way of ridding the body of all of these undesirable organisms, debris and metals with advancing age --- IP6 rice bran extract.</text:p>
      <text:p text:style-name="Text_20_body">IP6 is inositol hexaphosphate (also called phytic acid), which is found in every cell of the human body, is one molecule of inositol and six of phosphate and is found naturally in whole grains (bran), seeds and nuts. IP6 is known as nature's master mineral chelator (remover).</text:p>
      <text:p text:style-name="Text_20_body">IP6 is another of the many natural molecules that both conventional and alternative health practitioners continue to overlook. Researchers from around the world indicate they are searching for metal chelating agents to prevent or treat disease but fail to employ IP6 rice bran extract which is safe and economical. Conventional medicine's narrow use of patented drugs rather than natural remedies blinds many health practitioners from the use of natural remedies such as IP6. </text:p>
      <text:p text:style-name="Text_20_body">IP6, extracted from rice bran, is available as a dietary supplement and natural chelator of metals from living tissues. As a dietary supplement, IP6 is documented as a cleanser of arteries, the heart, brain, kidneys, liver, gall bladder (stones), and many other tissues. Here is the evidence for your review.</text:p>
      <text:h text:style-name="Heading_20_3" text:outline-level="3" text:is-list-header="true">IP6 cleanses heavy metals</text:h>
      <text:p text:style-name="Text_20_body">IP6 attaches to heavy metals such as mercury, lead and cadmium, as well as loose iron, copper and calcium. [J Agriculture Food Chemistry 47: 4714-17, 999] IP6 is a selective chelator -- it does not attach to potassium, sodium or magnesium, important electrolyte minerals required for heart rhythm. IP6 does not remove calcium from bones or iron from red blood cells. Once chelated (attached), these excess minerals are excreted via the urinary tract. [Crit Rev Food Sci Nutr. 35:495-508, 1995]</text:p>
      <text:h text:style-name="Heading_20_3" text:outline-level="3" text:is-list-header="true"><text:soft-page-break/>IP6 cleanses the kidneys, the heart, the arteries, the liver, the colon</text:h>
      <text:h text:style-name="Heading_20_3" text:outline-level="3" text:is-list-header="true">IP6 cleanses the brain</text:h>
      <text:p text:style-name="Text_20_body">Loose iron is involved in the onset and progression of brain diseases such as Alzheimer's, Parkinson's, Huntington's disease and Frederich's ataxia. [Ann N Y Academy Sciences1012:306-25, 2004] </text:p>
      <text:p text:style-name="Text_20_body">IP6 is an overlooked chelator in the treatment of brain disease. Rats fed a diet rich in IP6 exhibit much lower iron levels in brain tissue. [J Trace Elem Med Biology15:221-8, 2001] When IP6 is added back into the diet of IP6-depleted animals, IP6 levels in brain tissues rise by 100 times. [Life Science 71:1535-46, 2002]</text:p>
      <text:h text:style-name="Heading_20_3" text:outline-level="3" text:is-list-header="true"><draw:frame draw:style-name="fr1" draw:name="Frame1" text:anchor-type="paragraph" svg:width="1.2984in" draw:z-index="0"><draw:text-box fo:min-height="0in"><table:table table:name="Table1" table:style-name="Table1"><table:table-column table:style-name="Table1.A"/><table:table-row><table:table-cell table:style-name="Table1.A1" office:value-type="string"><text:p text:style-name="Table_20_Contents"/></table:table-cell></table:table-row><table:table-row><table:table-cell table:style-name="Table1.A2" office:value-type="string"><text:p text:style-name="P4">IP6 rice bran extract rids aged tissues of aging pigments (lipofuscin)</text:p></table:table-cell></table:table-row></table:table></draw:text-box></draw:frame>IP6 cleanses the gall bladder and tissues of aging debris</text:h>
      <text:h text:style-name="Heading_20_3" text:outline-level="3" text:is-list-header="true">IP6 is an antibiotic</text:h>
      <text:p text:style-name="Text_20_body">Iron encourages the growth of various parasites (bacteria, protozoa, viruses, fungi/yeast). [Microbial Pathogenesis 36:263-71, 2004; Clinical Infectious Diseases 25: 888, 1997] E. coli is a common pathogenic bacterium found in contaminated foods and water. In one animal experiment, when animals were intentionally infected with E. coli bacteria and given iron, all the animals succumbed. All the infected animals not given iron survived, underlining the importance of iron in the severity of infection. [Immunology 15: 581, 1968] Iron binders like IP6 can potentially be used in the treatment and prevention of infection. [Iron and Your Health, 1991]</text:p>
      <text:h text:style-name="Heading_20_3" text:outline-level="3" text:is-list-header="true">IP6 offers additional health benefits</text:h>
      <text:p text:style-name="Text_20_body">There are additional heath benefits which may ensue from supplementation with IP6 rice bran extract. IP6 promotes DNA repair. [Cell 102: 721-29, 2000] Excess iron may have a role in the development of diabetes and IP6 may play a role in reversing diabetes. [Diabetic Medicine 21:798-802, 2004] IP6 also prevents blood clots. [Anticancer Research 19:3689-93, 1999]</text:p>
      <text:h text:style-name="Heading_20_3" text:outline-level="3" text:is-list-header="true">IP6 is misunderstood</text:h>
      <text:p text:style-name="Text_20_body">Unfortunately dietitians have been taught that IP6 is an anti-nutrient, that because of its mineral chelating properties it deprives the body of essential nutrients. Dietitians often fail to distinguish growing children, who have high calcium and iron needs, from adults who begin to accumulate excessive minerals with advancing age. Females experience delayed accumulation of iron because of monthly menstruation and avoid calcium overload by donating this mineral to their offspring during pregnancy and lactation. </text:p>
      <text:p text:style-name="Text_20_body">While nutritionists have been taught that IP6 in whole grains and seeds suppress the bioavailability of minerals, when IP6 was added to the diet of mice it did not affect their absorption of iron or calcium. [Journal Nutrition 114: 1192-98, 1984; Journal Nutrition 111: 841-47, 1981] Another study concluded that IP6 has no negative effects on mineral status and that adequate amounts in the diet are 'remarkable and must be favorably considered.' [J Trace Element Med Biology15:221-8, 2001]</text:p>
      <text:h text:style-name="Heading_20_3" text:outline-level="3" text:is-list-header="true">IP6 producer</text:h>
      <text:p text:style-name="Text_20_body">The IP6 rice bran technology would not be possible without the pioneering work of Tsuno Foods &amp; Rice Company of Wakayama, Japan. Tsuno Foods provides the highest quality IP6 rice bran extract available, with over 70% of its contents available to chelate unbound minerals.</text:p>
      <text:p text:style-name="Text_20_body">Some of the U.S. companies that utilize the Tsuno Foods IP6 rice bran extract are Jarrow, Purity Products and Source Naturals.</text:p>
      <text:p text:style-name="Text_20_body">Copyright 2004 Bill Sard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5in" fo:page-height="11in" style:num-format="1" style:print-orientation="portrait" fo:margin-top="0.3646in" fo:margin-bottom="0.4374in" fo:margin-left="0.4272in" fo:margin-right="0.406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iego</meta:initial-creator>
    <meta:creation-date>2008-05-20T03:16:35</meta:creation-date>
    <dc:creator>Diego</dc:creator>
    <dc:date>2008-05-20T03:22:59</dc:date>
    <meta:editing-cycles>1</meta:editing-cycles>
    <meta:editing-duration>PT6M27S</meta:editing-duration>
    <meta:user-defined meta:name="Info 1"/>
    <meta:user-defined meta:name="Info 2"/>
    <meta:user-defined meta:name="Info 3"/>
    <meta:user-defined meta:name="Info 4"/>
    <meta:document-statistic meta:table-count="1" meta:image-count="0" meta:object-count="0" meta:page-count="2" meta:paragraph-count="31" meta:word-count="1067" meta:character-count="6655"/>
  </office:meta>
</office:document-meta>
</file>